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99" fo:min-height="6.691cm" draw:shadow="visible"/>
    </style:style>
    <style:style style:name="gr2" style:family="graphic" style:parent-style-name="standard">
      <style:graphic-properties draw:stroke="none" svg:stroke-color="#000000" draw:fill="solid" draw:fill-color="#ffff99" fo:min-height="8.506cm" draw:shadow="visible"/>
    </style:style>
    <style:style style:name="gr3" style:family="graphic" style:parent-style-name="standard">
      <style:graphic-properties draw:stroke="none" svg:stroke-color="#000000" draw:fill="solid" draw:fill-color="#ccff66" fo:min-height="4.862cm" draw:shadow="visible"/>
    </style:style>
    <style:style style:name="gr4" style:family="graphic" style:parent-style-name="standard">
      <style:graphic-properties draw:stroke="none" svg:stroke-color="#000000" draw:fill="solid" draw:fill-color="#cc9900" fo:min-height="5.378cm" draw:shadow="visib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941cm" svg:height="6.941cm" svg:x="1.252cm" svg:y="1.765cm">
          <draw:text-box>
            <text:p text:style-name="P1"><text:span text:style-name="T1">Virtual Machine</text:span></text:p>
          </draw:text-box>
        </draw:frame>
        <draw:frame draw:style-name="gr2" draw:text-style-name="P1" draw:layer="layout" svg:width="8.756cm" svg:height="8.756cm" svg:x="1.244cm" svg:y="11.309cm">
          <draw:text-box>
            <text:p text:style-name="P1"><text:span text:style-name="T1">CPU</text:span></text:p>
          </draw:text-box>
        </draw:frame>
        <draw:frame draw:style-name="gr3" draw:text-style-name="P1" draw:layer="layout" svg:width="5.112cm" svg:height="5.112cm" svg:x="3.588cm" svg:y="14.623cm">
          <draw:text-box>
            <text:p text:style-name="P1"><text:span text:style-name="T1">Processor Status</text:span></text:p>
          </draw:text-box>
        </draw:frame>
        <draw:frame draw:style-name="gr4" draw:text-style-name="P1" draw:layer="layout" svg:width="5.628cm" svg:height="5.628cm" svg:x="14.1cm" svg:y="7.544cm">
          <draw:text-box>
            <text:p text:style-name="P1"><text:span text:style-name="T1">Virtual Machine</text:span></text:p>
            <text:p text:style-name="P1"><text:span text:style-name="T1">Receiver</text:span></text:p>
          </draw:text-box>
        </draw:frame>
        <draw:line draw:style-name="gr5" draw:text-style-name="P2" draw:layer="layout" svg:x1="13.9cm" svg:y1="8.2cm" svg:x2="8.9cm" svg:y2="13.2cm">
          <text:p/>
        </draw:line>
        <draw:frame draw:style-name="gr6" draw:layer="layout" svg:width="3.237cm" svg:height="0.839cm" svg:x="5.863cm" svg:y="12.7cm">
          <draw:text-box>
            <text:p><text:span text:style-name="T2">Implements</text:span></text:p>
          </draw:text-box>
        </draw:frame>
        <draw:line draw:style-name="gr5" draw:text-style-name="P2" draw:layer="layout" svg:x1="6.5cm" svg:y1="12.5cm" svg:x2="6.5cm" svg:y2="7.4cm">
          <text:p/>
        </draw:line>
        <draw:frame draw:style-name="gr6" draw:layer="layout" svg:width="2.678cm" svg:height="0.839cm" svg:x="5.2cm" svg:y="6.561cm">
          <draw:text-box>
            <text:p><text:span text:style-name="T2">Receives</text:span></text:p>
          </draw:text-box>
        </draw:frame>
        <draw:line draw:style-name="gr7" draw:text-style-name="P2" draw:layer="layout" svg:x1="6.5cm" svg:y1="14.7cm" svg:x2="6.5cm" svg:y2="13.5cm">
          <text:p/>
        </draw:line>
        <draw:line draw:style-name="gr7" draw:text-style-name="P2" draw:layer="layout" svg:x1="4.1cm" svg:y1="13.2cm" svg:x2="5.8cm" svg:y2="13.2cm">
          <text:p/>
        </draw:line>
        <draw:frame draw:style-name="gr8" draw:layer="layout" svg:width="1.642cm" svg:height="1.062cm" svg:x="2.658cm" svg:y="12.7cm">
          <draw:text-box>
            <text:p>…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9-09T09:55:43</meta:creation-date>
    <dc:date>2023-09-09T10:19:07</dc:date>
    <meta:editing-duration>PT23M25S</meta:editing-duration>
    <meta:editing-cycles>2</meta:editing-cycles>
    <meta:generator>OpenOffice/4.1.9$Unix OpenOffice.org_project/419m1$Build-9805</meta:generator>
    <meta:document-statistic meta:object-count="11"/>
  </office:meta>
</office:document-meta>
</file>